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nceOnlyController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ceOnlyController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nceOnlyControllerGui.modifyTestElement( TestElement 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ceOnlyControllerGui.OnceOnlyControlle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ceOnlyController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